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840000009F764EB4DDB0DD48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Cooper Std Black" fo:font-size="32pt" fo:language="en" fo:country="GB" style:font-name-asian="CMBX12" style:font-size-asian="32pt" style:font-name-complex="CMBX1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" fo:font-size="32pt" fo:language="en" fo:country="GB" fo:font-style="normal" fo:text-shadow="none" style:text-underline-style="none" fo:font-weight="900" style:letter-kerning="true" style:font-name-asian="CMBX12" style:font-size-asian="32pt" style:font-style-asian="normal" style:font-weight-asian="900" style:font-name-complex="CMBX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" fo:font-size="32pt" fo:language="en" fo:country="GB" style:font-name-asian="CMBX12" style:font-size-asian="32pt" style:font-name-complex="CMBX12" style:font-size-complex="32pt"/>
    </style:style>
    <style:style style:name="T3" style:family="text">
      <style:text-properties fo:language="en" fo:country="GB"/>
    </style:style>
    <style:style style:name="T4" style:family="text">
      <style:text-properties style:font-name="Source Sans Pro1" fo:font-size="28pt" fo:language="en" fo:country="GB" fo:font-weight="normal" style:font-size-asian="26pt" style:font-weight-asian="normal" style:font-size-complex="28pt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8pt" fo:language="en" fo:country="GB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language="en" fo:country="GB" style:font-size-asian="22pt" style:font-size-complex="24pt"/>
    </style:style>
    <style:style style:name="T8" style:family="text">
      <style:text-properties fo:font-size="22pt" fo:language="en" fo:country="GB" style:font-size-asian="20pt" style:font-size-complex="22pt"/>
    </style:style>
    <style:style style:name="T9" style:family="text">
      <style:text-properties fo:color="#990000" fo:font-size="22pt" fo:language="en" fo:country="GB" style:font-size-asian="20pt" style:font-size-complex="22pt"/>
    </style:style>
    <style:style style:name="T10" style:family="text">
      <style:text-properties style:text-position="-33% 58%" fo:font-size="22pt" fo:language="en" fo:country="GB" style:font-size-asian="20pt" style:font-size-complex="22pt"/>
    </style:style>
    <style:style style:name="T11" style:family="text">
      <style:text-properties style:text-position="0% 100%" fo:font-size="22pt" fo:language="en" fo:country="GB" style:font-size-asian="20pt" style:font-size-complex="22pt"/>
    </style:style>
    <style:style style:name="T12" style:family="text">
      <style:text-properties fo:font-size="24pt" fo:language="en" fo:country="GB" fo:font-style="italic" fo:font-weight="normal" style:font-size-asian="22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2pt" fo:language="en" fo:country="GB" fo:font-style="italic" style:font-size-asian="20pt" style:font-size-complex="22pt"/>
    </style:style>
    <style:style style:name="T14" style:family="text">
      <style:text-properties fo:font-size="21.2000007629395pt" fo:language="en" fo:country="GB" style:font-size-asian="21.2000007629395pt" style:font-size-complex="21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Oracles</text:span><text:span text:style-name="T2"><text:line-break/></text:span><text:span text:style-name="T2">between blockchains</text:span><text:span text:style-name="T2"><text:line-break/></text:span><text:span text:style-name="T2">and the</text:span><text:span text:style-name="T2"><text:line-break/></text:span><text:span text:style-name="T2">outside world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3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Oracles: Theory and practice</text:p>
              </text:list-item>
              <text:list-item>
                <text:p>Standardization &amp; Interoperability</text:p>
              </text:list-item>
              <text:list-item>
                <text:p>Data provisioning trade-of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Motiva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Blockchains are closed systems</text:p>
                <text:list>
                  <text:list-header>
                    <text:p text:style-name="P5">→ they cannot read/write data of off-chain systems</text:p>
                    <text:p text:style-name="P5">→ off-chain entities provide data</text:p>
                  </text:list-header>
                </text:list>
                <text:p text:style-name="P5"><text:span text:style-name="T4">→ </text:span><text:span text:style-name="T4">Need for data provisioning systems</text:span></text:p>
                <text:p text:style-name="P5"><text:span text:style-name="T4"/></text:p>
              </text:list-item>
              <text:list-item>
                <text:p text:style-name="P5">Use cases for smart contracts in IoT (Industry 4.0, Smart Cities,...), Education, Health and more</text:p>
                <text:list>
                  <text:list-item>
                    <text:p text:style-name="P5">Rely on off-chain data or events</text:p>
                    <text:p text:style-name="P5">→ Need for <text:span text:style-name="T5">trustworthy</text:span> data provision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Oracles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Link blockchains to off-chain data and events (even to other blockchains)</text:p>
                <text:p text:style-name="P5"/>
              </text:list-item>
              <text:list-item>
                <text:p text:style-name="P5">Two components:</text:p>
                <text:list>
                  <text:list-item>
                    <text:p text:style-name="P5">Off-chain: data collection, processing, transmission wrt. requests</text:p>
                  </text:list-item>
                  <text:list-item>
                    <text:p text:style-name="P5">On-chain: interfaces requesting/accepting data + storage</text:p>
                    <text:p text:style-name="P5"/>
                  </text:list-item>
                </text:list>
              </text:list-item>
              <text:list-item>
                <text:p text:style-name="P5">The proportion of on/off-chain computation depends on the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Types of oracles (Mühlberger et al. 2020)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Is it the data recipient who requests the data transfer ?</text:span></text:p>
                <text:list>
                  <text:list-item>
                    <text:p><text:span text:style-name="T3">Yes → Pull-based</text:span></text:p>
                  </text:list-item>
                  <text:list-item>
                    <text:p><text:span text:style-name="T3">No → Push-based (another entity is responsible)</text:span></text:p>
                  </text:list-item>
                </text:list>
                <text:p><text:span text:style-name="T3"/></text:p>
              </text:list-item>
              <text:list-item>
                <text:p><text:span text:style-name="T3">What is the data transfer path ?</text:span></text:p>
                <text:list>
                  <text:list-item>
                    <text:p><text:span text:style-name="T6">Blockchain to outside world → </text:span><text:span text:style-name="T3">Outbound</text:span></text:p>
                  </text:list-item>
                  <text:list-item>
                    <text:p><text:span text:style-name="T6">Outside world to blockchain → In</text:span><text:span text:style-name="T3">b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OAs (Externally Owned Accounts) send data</text:p>
              </text:list-item>
              <text:list-item>
                <text:p>Passive recipient smart contract</text:p>
                <text:p/>
              </text:list-item>
              <text:list-item>
                <text:p>Exampl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ll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Queries &amp; Filters: off-chain systems read the state of the contract</text:p>
              </text:list-item>
              <text:list-item>
                <text:p>Passive data source smart contract</text:p>
                <text:p/>
                <text:p/>
              </text:list-item>
              <text:list-item>
                <text:p>Exampl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vents or requests stored in the smart contract’s state</text:p>
                <text:p/>
              </text:list-item>
              <text:list-item>
                <text:p>Active smart contract (still needs an EOA to initiate the request’s creation)</text:p>
                <text:p/>
              </text:list-item>
              <text:list-item>
                <text:p>Exampl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ull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vents or Requests stored in the smart contract’s state</text:p>
                <text:p/>
              </text:list-item>
              <text:list-item>
                <text:p>Active smart contract (still needs an EOA to initiate the request’s creation)</text:p>
                <text:p/>
              </text:list-item>
              <text:list-item>
                <text:p>Exampl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Event-based programming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7">In Solidity:</text:span></text:p>
                <text:list>
                  <text:list-header>
                    <text:p><text:span text:style-name="T8">event </text:span><text:span text:style-name="T9">NamedEvent</text:span><text:span text:style-name="T8">(Type</text:span><text:span text:style-name="T10">1</text:span><text:span text:style-name="T8">,T</text:span><text:span text:style-name="T10">2</text:span><text:span text:style-name="T8">,T</text:span><text:span text:style-name="T10">3</text:span><text:span text:style-name="T11">,...</text:span><text:span text:style-name="T8">);</text:span><text:span text:style-name="T8"><text:tab/></text:span><text:span text:style-name="T8"><text:tab/></text:span><text:span text:style-name="T8">→ declaration in class’ body</text:span></text:p>
                    <text:p><text:span text:style-name="T8">emit </text:span><text:span text:style-name="T9">NamedEvent</text:span><text:span text:style-name="T8">(param</text:span><text:span text:style-name="T10">1</text:span><text:span text:style-name="T8">,p</text:span><text:span text:style-name="T10">2</text:span><text:span text:style-name="T8">,p</text:span><text:span text:style-name="T10">3</text:span><text:span text:style-name="T11">,...</text:span><text:span text:style-name="T8">);</text:span><text:span text:style-name="T8"><text:tab/></text:span><text:span text:style-name="T8"><text:tab/></text:span><text:span text:style-name="T8">→ call in a function’s body</text:span></text:p>
                  </text:list-header>
                </text:list>
              </text:list-item>
              <text:list-item>
                <text:p><text:span text:style-name="T7">Event parameters (up to three) can be </text:span><text:span text:style-name="T12">indexed</text:span><text:span text:style-name="T7"> for easier filtering</text:span></text:p>
                <text:p><text:span text:style-name="T7"/></text:p>
              </text:list-item>
              <text:list-item>
                <text:p><text:span text:style-name="T7">In Java/web3j:</text:span></text:p>
                <text:list>
                  <text:list-header>
                    <text:p><text:span text:style-name="T8">contractInstance.</text:span><text:span text:style-name="T9">NamedEvent</text:span><text:span text:style-name="T8">Flowable(...).subscribe(event → { /</text:span><text:span text:style-name="T13">*event handling*</text:span><text:span text:style-name="T8">/ })</text:span></text:p>
                  </text:list-header>
                </text:list>
              </text:list-item>
              <text:list-item>
                <text:p><text:span text:style-name="T14">In JS/web3js:</text:span></text:p>
                <text:list>
                  <text:list-header>
                    <text:p><text:span text:style-name="T8">var namedEvent = constractInstance.</text:span><text:span text:style-name="T9">NamedEvent</text:span><text:span text:style-name="T8">();</text:span></text:p>
                    <text:p><text:span text:style-name="T8">namedEvent.watch(function(error, result){ /*event handling*/ });</text:span></text:p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tandardization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EIPs: Ethereum Improvement Proposals</text:span></text:p>
                <text:list>
                  <text:list-item>
                    <text:p><text:span text:style-name="T3">EIP-1154: push-inbound &amp; pull-outbound oracles</text:span></text:p>
                    <text:list>
                      <text:list-item>
                        <text:p><text:span text:style-name="T3">Abandoned by the community (but still used by iExec)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EIP-2362: interface for pull-based price-feed oracles</text:span></text:p>
                    <text:list>
                      <text:list-item>
                        <text:p><text:span text:style-name="T3">By the Alliance of Decentralized Oracles</text:span></text:p>
                        <text:p><text:span text:style-name="T3"/></text:p>
                      </text:list-item>
                      <text:list-item>
                        <text:p><text:span text:style-name="T3">In reaction to the unpopularity of EIP-115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4.2cm" svg:height="1.598cm" svg:x="4.4cm" svg:y="14.561cm">
          <draw:image xlink:href="Pictures/10000000000005840000009F764EB4DDB0DD48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Interoperability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Increasing difficulty</text:span></text:p>
                <text:list>
                  <text:list-item>
                    <text:p><text:span text:style-name="T3">Standard &lt; Manual interop. &lt; Automated interop.</text:span></text:p>
                    <text:p><text:span text:style-name="T3"/></text:p>
                  </text:list-item>
                </text:list>
              </text:list-item>
              <text:list-item>
                <text:p><text:span text:style-name="T3">Interoperating entities:</text:span></text:p>
                <text:list>
                  <text:list-item>
                    <text:p><text:span text:style-name="T3">smart contracts (SCs) in the same blockchain</text:span></text:p>
                  </text:list-item>
                  <text:list-item>
                    <text:p><text:span text:style-name="T3">SCs and oracle systems</text:span></text:p>
                  </text:list-item>
                  <text:list-item>
                    <text:p><text:span text:style-name="T3">SCs across distinct blockchains (through orac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Data provisioning trade-offs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entralization VS Decentralization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On-chain VS Off-chain computa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onsequence of previous point: blockchains are more or less decentralized depending on the technolog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2" presentation:presentation-page-layout-name="AL2T1">
        <office:forms form:automatic-focus="false" form:apply-design-mode="false"/>
        <draw:frame presentation:style-name="pr7" draw:text-style-name="P5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8H38M23S</meta:editing-duration>
    <meta:editing-cycles>149</meta:editing-cycles>
    <meta:generator>LibreOffice/6.1.3.2$Windows_X86_64 LibreOffice_project/86daf60bf00efa86ad547e59e09d6bb77c699acb</meta:generator>
    <dc:title>Midnightblue</dc:title>
    <dc:date>2021-12-04T22:14:31.071000000</dc:date>
    <meta:document-statistic meta:object-count="125"/>
  </office:meta>
</office:document-meta>
</file>